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r9" style:family="presentation" style:parent-style-name="Default-subtitle">
      <style:graphic-properties draw:fill-color="#ffffff" draw:auto-grow-height="true"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P3" style:family="paragraph">
      <style:text-properties fo:font-size="3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subexpression elimination.</text:p>
                  </text:list-item>
                  <text:list-item>
                    <text:p>Loop invariants.</text:p>
                  </text:list-item>
                  <text:list-item>
                    <text:p>And many mor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s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n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is pretty fast and should be used to distinguish between types instead.</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s a virtual destructor.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draw:frame presentation:style-name="pr9" draw:text-style-name="P3" draw:layer="layout" svg:width="25.199cm" svg:height="17.936cm" svg:x="1.4cm" svg:y="0.837cm" presentation:class="subtitle">
          <draw:text-box>
            <text:p><text:span text:style-name="T5">In-lining</text:span></text:p>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In-lining as C++ efficiency</text:p>
          </draw:text-box>
        </draw:frame>
        <draw:frame presentation:style-name="pr6" draw:layer="layout" svg:width="25.199cm" svg:height="13.86cm" svg:x="1.4cm" svg:y="4.914cm" presentation:class="outline">
          <draw:text-box>
            <text:list text:style-name="L2">
              <text:list-item>
                <text:p>C++ efficiency is based on compile time optimization.</text:p>
              </text:list-item>
              <text:list-item>
                <text:p>But the compiler cannot optimize what it cannot see.</text:p>
              </text:list-item>
              <text:list-item>
                <text:p>So a lot of patterns in C++ optimization are based on letting the compiler <text:span text:style-name="T1">see </text:span><text:span text:style-name="T4">more of your code.</text:span></text:p>
              </text:list-item>
              <text:list-item>
                <text:p><text:span text:style-name="T4">This makes the compiler </text:span><text:span text:style-name="T1">see through</text:span><text:span text:style-name="T4"> a lot of the abstractions that we need as developers and still do only the things that need to get done.</text:span></text:p>
              </text:list-item>
              <text:list-item>
                <text:p><text:span text:style-name="T4">We maintain a layered software which is good for maintenance while the compiler does the right thing. Good deal.</text:span></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Problems of in-lining</text:p>
          </draw:text-box>
        </draw:frame>
        <draw:frame presentation:style-name="pr6" draw:layer="layout" svg:width="25.199cm" svg:height="13.86cm" svg:x="1.4cm" svg:y="4.914cm" presentation:class="outline">
          <draw:text-box>
            <text:list text:style-name="L2">
              <text:list-item>
                <text:p>The problem of in-lining is that you need to let the compiler see more of your code.</text:p>
              </text:list-item>
              <text:list-item>
                <text:p>This means you have to write more in h files.</text:p>
              </text:list-item>
              <text:list-item>
                <text:p>Which makes the compilation longer.</text:p>
              </text:list-item>
              <text:list-item>
                <text:p>And modifications to implementation now causes long project recompiles.</text:p>
              </text:list-item>
              <text:list-item>
                <text:p>This is similar to the problems of templates in C++.</text:p>
              </text:list-item>
              <text:list-item>
                <text:p>Only use when you really need the performance boost.</text:p>
              </text:list-item>
            </text:list>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draw:text-box>
            <text:list text:style-name="L2">
              <text:list-item>
                <text:p>Avoiding yet another function call. Function call is not cheap since it uses the stack RAM.</text:p>
              </text:list-item>
              <text:list-item>
                <text:p>Avoiding storing registers into ram before the functions call and collecting them after the call. Since RAM access is long compared to register access then this is a very good speedup.</text:p>
              </text:list-item>
              <text:list-item>
                <text:p>Better allocation of registers since the allocation is combined between the inner and outer functions.</text:p>
              </text:list-item>
              <text:list-item>
                <text:p>Allow the compiler to do dead code elimination based on constants passed to the inner function.</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reorder instructions between the outer and inner functions and so utilize the hardware better.</text:p>
              </text:list-item>
              <text:list-item>
                <text:p>Less code executed and so less instruction cache misses.</text:p>
              </text:list-item>
              <text:list-item>
                <text:p>Allows the compiler to do loop invariant optimization if the inner function is called from a loop in the outer.</text:p>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know whether pointers passed to the inner function are really changed by it. If they are not (as in many cases) the compiler can avoid load and stores to that address. This is even in the absence of correct <text:span text:style-name="T2">const</text:span> statements.</text:p>
              </text:list-item>
              <text:list-item>
                <text:p>A function call is an optimization barrier in the outer function and it is now removed.</text:p>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In-lining - conclusions</text:p>
          </draw:text-box>
        </draw:frame>
        <draw:frame presentation:style-name="pr6" draw:layer="layout" svg:width="25.199cm" svg:height="13.86cm" svg:x="1.4cm" svg:y="4.914cm" presentation:class="outline">
          <draw:text-box>
            <text:list text:style-name="L2">
              <text:list-item>
                <text:p>In-lining provides many, many advantages to C++ programmers.</text:p>
              </text:list-item>
              <text:list-item>
                <text:p>Obviously you have to compile with optimization to get those advantages.</text:p>
              </text:list-item>
              <text:list-item>
                <text:p>And write code in header files.</text:p>
              </text:list-item>
              <text:list-item>
                <text:p>When you do optimize in-lining occurs even in non header files.</text:p>
              </text:list-item>
              <text:list-item>
                <text:p>A barrier to in-lining is calling an unknown function which usually happens when calling a virtual function. So try to avoid those in the fast path.</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32">
        <draw:frame presentation:style-name="pr8" draw:layer="layout" svg:width="25.199cm" svg:height="17.936cm" svg:x="1.4cm" svg:y="0.837cm" presentation:class="subtitle">
          <draw:text-box>
            <text:p>References</text:p>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1DT3H22M48S</meta:editing-duration>
    <meta:editing-cycles>38</meta:editing-cycles>
    <dc:date>2012-11-14T12:53:20</dc:date>
    <meta:generator>LibreOffice/3.6$Linux_x86 LibreOffice_project/360m1$Build-2</meta:generator>
    <meta:document-statistic meta:object-count="355"/>
  </office:meta>
</office:document-meta>
</file>